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d97c9" officeooo:paragraph-rsid="001260a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aa6e" officeooo:paragraph-rsid="0012aa6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1064df" officeooo:paragraph-rsid="001064df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e0bd1" officeooo:paragraph-rsid="001260a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0bd1" officeooo:paragraph-rsid="001260a7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12aa6e" officeooo:paragraph-rsid="0012aa6e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14549b" officeooo:paragraph-rsid="0014549b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1526b8" officeooo:paragraph-rsid="001526b8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rsid="00170d67" officeooo:paragraph-rsid="00170d67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178251" officeooo:paragraph-rsid="00178251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12aa6e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178251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78251" officeooo:paragraph-rsid="00178251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1a606e" officeooo:paragraph-rsid="001a606e"/>
    </style:style>
    <style:style style:name="P15" style:family="paragraph" style:parent-style-name="Standard">
      <style:paragraph-properties fo:text-align="start" style:justify-single-word="false"/>
      <style:text-properties officeooo:rsid="001a606e" officeooo:paragraph-rsid="001a606e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a606e" officeooo:paragraph-rsid="001a606e" style:font-weight-asian="bold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normal" officeooo:rsid="001d568b" officeooo:paragraph-rsid="001d568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d568b" officeooo:paragraph-rsid="001d568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64eb" style:font-weight-asian="bold" style:font-weight-complex="bold"/>
    </style:style>
    <style:style style:name="T3" style:family="text">
      <style:text-properties fo:font-weight="bold" officeooo:rsid="0014549b" style:font-weight-asian="bold" style:font-weight-complex="bold"/>
    </style:style>
    <style:style style:name="T4" style:family="text">
      <style:text-properties fo:font-size="12pt" fo:font-weight="normal" officeooo:rsid="0012aa6e" style:font-weight-asian="normal" style:font-weight-complex="normal"/>
    </style:style>
    <style:style style:name="T5" style:family="text">
      <style:text-properties fo:font-size="12pt" fo:font-weight="normal" officeooo:rsid="00178251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4549b"/>
    </style:style>
    <style:style style:name="T8" style:family="text">
      <style:text-properties officeooo:rsid="00148763"/>
    </style:style>
    <style:style style:name="T9" style:family="text">
      <style:text-properties officeooo:rsid="001a60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b Refresher - URLs</text:p>
      <text:p text:style-name="P3"/>
      <text:p text:style-name="P1">URLS</text:p>
      <text:list xml:id="list3998929030" text:style-name="L1">
        <text:list-item>
          <text:p text:style-name="P4">An Uniform Resource Locator (URL) is a request message which have a simple structure containing the following components:</text:p>
          <text:list>
            <text:list-item>
              <text:p text:style-name="P4">protocol, host, port, resource path, query</text:p>
            </text:list-item>
          </text:list>
        </text:list-item>
        <text:list-item>
          <text:p text:style-name="P4">The protocol is usually http, but can be https for secure communications. The default port is <text:span text:style-name="T1">80</text:span> but can be set explicitly, if desired.</text:p>
        </text:list-item>
        <text:list-item>
          <text:p text:style-name="P4">The resource path is the local path to the resource on the server.</text:p>
        </text:list-item>
      </text:list>
      <text:p text:style-name="P5"/>
      <text:p text:style-name="P2">Parts of an URL</text:p>
      <text:list xml:id="list3082489591" text:style-name="L3">
        <text:list-item>
          <text:p text:style-name="P11"><text:span text:style-name="T4">The URL is: </text:span><text:span text:style-name="T6">http://video.google.co.uk:80/videoplay?docid=-7246927612831078230&amp;hl=en#00h02m30s</text:span></text:p>
          <text:list>
            <text:list-item>
              <text:p text:style-name="P6"><text:span text:style-name="T1">The p</text:span><text:span text:style-name="T3">rotocol</text:span><text:span text:style-name="T7"> : http</text:span></text:p>
              <text:list>
                <text:list-item>
                  <text:p text:style-name="P8">Other protocols include https, ftp, etc.</text:p>
                </text:list-item>
              </text:list>
            </text:list-item>
            <text:list-item>
              <text:p text:style-name="P7"><text:span text:style-name="T1">The host or hostname </text:span>: video.google.co.uk</text:p>
            </text:list-item>
            <text:list-item>
              <text:p text:style-name="P7"><text:span text:style-name="T1">The subdomain</text:span> : video</text:p>
            </text:list-item>
            <text:list-item>
              <text:p text:style-name="P7"><text:span text:style-name="T1">The domain name</text:span> : google.co.uk</text:p>
            </text:list-item>
            <text:list-item>
              <text:p text:style-name="P7"><text:span text:style-name="T1">The top-level domain (TLD) </text:span>: uk</text:p>
              <text:list>
                <text:list-item>
                  <text:p text:style-name="P7">The uk domain is also referred to as a country-code top-level domain ccTLD.</text:p>
                </text:list-item>
                <text:list-item>
                  <text:p text:style-name="P7">For google.com, the TLD would be<text:span text:style-name="T8"> </text:span>: com</text:p>
                </text:list-item>
              </text:list>
            </text:list-item>
            <text:list-item>
              <text:p text:style-name="P7"><text:span text:style-name="T1">The second-level domain (SLD) </text:span>: co.uk</text:p>
            </text:list-item>
            <text:list-item>
              <text:p text:style-name="P8"><text:span text:style-name="T1">The port</text:span> : 80</text:p>
              <text:list>
                <text:list-item>
                  <text:p text:style-name="P9">The default port for web servers is 80. Other ports are possible for a web server.</text:p>
                </text:list-item>
              </text:list>
            </text:list-item>
            <text:list-item>
              <text:p text:style-name="P9"><text:span text:style-name="T1">The path</text:span><text:span text:style-name="T2"> </text:span>: /videoplay</text:p>
              <text:list>
                <text:list-item>
                  <text:p text:style-name="P9">Path typically refers to a file or location on the webserver, e.g. /dictionary/file.html</text:p>
                </text:list-item>
              </text:list>
            </text:list-item>
            <text:list-item>
              <text:p text:style-name="P10"><text:span text:style-name="T1">The URL has parameters</text:span>, starts with a (?), separated by (&amp;):</text:p>
              <text:list>
                <text:list-item>
                  <text:p text:style-name="P12"><text:span text:style-name="T5">docid : </text:span>-7246927612831078230</text:p>
                </text:list-item>
                <text:list-item>
                  <text:p text:style-name="P13">hl : en</text:p>
                </text:list-item>
              </text:list>
            </text:list-item>
            <text:list-item>
              <text:p text:style-name="P13"><text:span text:style-name="T1">The fragment or a named anchor </text:span>: <text:span text:style-name="T9">#00h02m30s</text:span></text:p>
              <text:list>
                <text:list-item>
                  <text:p text:style-name="P14">Typically, the fragment is used to refer to an internal section within a web document.</text:p>
                </text:list-item>
                <text:list-item>
                  <text:p text:style-name="P14">In this case, the named anchor means 'skip to 2 minutes and 30 seconds into the video'.</text:p>
                </text:list-item>
              </text:list>
            </text:list-item>
          </text:list>
        </text:list-item>
      </text:list>
      <text:p text:style-name="P15"/>
      <text:p text:style-name="P16">Static URL vs. Dynamic URL</text:p>
      <text:list xml:id="list1007189586" text:style-name="L4">
        <text:list-item>
          <text:p text:style-name="P17">A static URL: A document that be returned by a webserver without the webserver doing any computation.</text:p>
        </text:list-item>
        <text:list-item>
          <text:p text:style-name="P17">A dynamic URL: A document that requires the webserver to do some computation before returning the web document.</text:p>
        </text:list-item>
      </text:list>
      <text:p text:style-name="P18"/>
      <text:list xml:id="list210654040742339" text:continue-numbering="true" text:style-name="L4">
        <text:list-item>
          <text:p text:style-name="P17">If an URL has a question mark, generally, it will be a <text:span text:style-name="T1">dynamic</text:span> URL.</text:p>
          <text:list>
            <text:list-item>
              <text:p text:style-name="P17">This rule is not always true, as some URLs without question marks will be dynamic such as : http://news.google.com/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2" meta:word-count="327" meta:character-count="1791" meta:non-whitespace-character-count="1524"/>
  </office:meta>
</office:document-meta>
</file>